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office:value-type="string" calcext:value-type="string">
            <text:p>diligent</text:p>
          </table:table-cell>
          <table:table-cell table:number-columns-repeated="2"/>
          <table:table-cell office:value-type="string" calcext:value-type="string">
            <text:p>She is admired for her indus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 or arouse the curiosity/interes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0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8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3"/>
          <table:table-cell office:value-type="string" calcext:value-type="string">
            <text:p>She is trying to revive his flagging career;Her energy shows no sign of flagging after all these years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 gradually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Hazardous;preca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t</text:p>
          </table:table-cell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/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(someone)</text:p>
          </table:table-cell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3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3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3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</text:p>
          </table:table-cell>
          <table:table-cell office:value-type="string" calcext:value-type="string">
            <text:p>deeply involve</text:p>
          </table:table-cell>
          <table:table-cell table:number-columns-repeated="3"/>
          <table:table-cell table:style-name="ce21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3"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</text:p>
          </table:table-cell>
          <table:table-cell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3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/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/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2"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an idea or opinion</text:p>
          </table:table-cell>
          <table:table-cell table:number-columns-repeated="3"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 place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uphoria</text:p>
          </table:table-cell>
          <table:table-cell office:value-type="string" calcext:value-type="string">
            <text:p>extreme happiness</text:p>
          </table:table-cell>
          <table:table-cell table:number-columns-repeated="3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To make 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titude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</text:p>
          </table:table-cell>
          <table:table-cell table:number-columns-repeated="2"/>
          <table:table-cell office:value-type="string" calcext:value-type="string">
            <text:p>She defended her beliefs with great vigor; a robust economy/health/secur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; to use something that benefit you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table:number-columns-repeated="3"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icit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llicit</text:p>
          </table:table-cell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il</text:p>
          </table:table-cell>
          <table:table-cell office:value-type="string" calcext:value-type="string">
            <text:p>very weak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ugnant</text:p>
          </table:table-cell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 late</text:p>
          </table:table-cell>
          <table:table-cell office:value-type="string" calcext:value-type="string">
            <text:p>rec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ulate </text:p>
          </table:table-cell>
          <table:table-cell office:value-type="string" calcext:value-type="string">
            <text:p>to try to be like (someone)</text:p>
          </table:table-cell>
          <table:table-cell table:number-columns-repeated="3"/>
          <table:table-cell office:value-type="string" calcext:value-type="string">
            <text:p>she grew up emulating her sports hero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gorous</text:p>
          </table:table-cell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ndfall</text:p>
          </table:table-cell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mble</text:p>
          </table:table-cell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id</text:p>
          </table:table-cell>
          <table:table-cell office:value-type="string" calcext:value-type="string">
            <text:p>during something or in the middl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acuate</text:p>
          </table:table-cell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tankerous</text:p>
          </table:table-cell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right</text:p>
          </table:table-cell>
          <table:table-cell office:value-type="string" calcext:value-type="string">
            <text:p>completely or totally</text:p>
          </table:table-cell>
          <table:table-cell table:number-columns-repeated="3"/>
          <table:table-cell office:value-type="string" calcext:value-type="string">
            <text:p>The movie was downright stup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cky</text:p>
          </table:table-cell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flappable</text:p>
          </table:table-cell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bose</text:p>
          </table:table-cell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apless</text:p>
          </table:table-cell>
          <table:table-cell office:value-type="string" calcext:value-type="string">
            <text:p>unluc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rogatory</text:p>
          </table:table-cell>
          <table:table-cell office:value-type="string" calcext:value-type="string">
            <text:p>low opinion;showing lack of respect</text:p>
          </table:table-cell>
          <table:table-cell table:number-columns-repeated="3"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oteric</text:p>
          </table:table-cell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strionic</text:p>
          </table:table-cell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nicious</text:p>
          </table:table-cell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xotic</text:p>
          </table:table-cell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biquitous</text:p>
          </table:table-cell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arious</text:p>
          </table:table-cell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ramount</text:p>
          </table:table-cell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fling</text:p>
          </table:table-cell>
          <table:table-cell office:value-type="string" calcext:value-type="string">
            <text:p>having little value or important (negatively use)</text:p>
          </table:table-cell>
          <table:table-cell table:number-columns-repeated="3"/>
          <table:table-cell office:value-type="string" calcext:value-type="string">
            <text:p>Choosing a university is no trifling matter for young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adful</text:p>
          </table:table-cell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int</text:p>
          </table:table-cell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deous</text:p>
          </table:table-cell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ffle</text:p>
          </table:table-cell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zeable</text:p>
          </table:table-cell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ltry</text:p>
          </table:table-cell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tonishingly</text:p>
          </table:table-cell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wfully</text:p>
          </table:table-cell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issfully</text:p>
          </table:table-cell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terly</text:p>
          </table:table-cell>
          <table:table-cell office:value-type="string" calcext:value-type="string">
            <text:p>total or complete</text:p>
          </table:table-cell>
          <table:table-cell table:number-columns-repeated="3"/>
          <table:table-cell office:value-type="string" calcext:value-type="string">
            <text:p>I was utterly convinced that sh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eptively</text:p>
          </table:table-cell>
          <table:table-cell office:value-type="string" calcext:value-type="string">
            <text:p>misleadingly</text:p>
          </table:table-cell>
          <table:table-cell table:number-columns-repeated="3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llfully</text:p>
          </table:table-cell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unt</text:p>
          </table:table-cell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miniscence</text:p>
          </table:table-cell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advertent</text:p>
          </table:table-cell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ovise</text:p>
          </table:table-cell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rospect</text:p>
          </table:table-cell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tch</text:p>
          </table:table-cell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ail</text:p>
          </table:table-cell>
          <table:table-cell office:value-type="string" calcext:value-type="string">
            <text:p>to have (something) as a part or result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tment</text:p>
          </table:table-cell>
          <table:table-cell office:value-type="string" calcext:value-type="string">
            <text:p>the state of being happy and satisfied</text:p>
          </table:table-cell>
          <table:table-cell table:number-columns-repeated="3"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d</text:p>
          </table:table-cell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 </text:p>
          </table:table-cell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issitude</text:p>
          </table:table-cell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ile</text:p>
          </table:table-cell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gile</text:p>
          </table:table-cell>
          <table:table-cell office:value-type="string" calcext:value-type="string">
            <text:p>easily broken or damaged</text:p>
          </table:table-cell>
          <table:table-cell table:number-columns-repeated="3"/>
          <table:table-cell office:value-type="string" calcext:value-type="string">
            <text:p>Her health has always been very fragi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esy</text:p>
          </table:table-cell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ecute</text:p>
          </table:table-cell>
          <table:table-cell office:value-type="string" calcext:value-type="string">
            <text:p>to kill especially as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mpant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able</text:p>
          </table:table-cell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me</text:p>
          </table:table-cell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ne</text:p>
          </table:table-cell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table:number-columns-repeated="2"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enous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upt </text:p>
          </table:table-cell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ace</text:p>
          </table:table-cell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agnate</text:p>
          </table:table-cell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ligarchy</text:p>
          </table:table-cell>
          <table:table-cell office:value-type="string" calcext:value-type="string">
            <text:p>country control by small group of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ountable</text:p>
          </table:table-cell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rutiny</text:p>
          </table:table-cell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recedented</text:p>
          </table:table-cell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nister</text:p>
          </table:table-cell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quitable</text:p>
          </table:table-cell>
          <table:table-cell office:value-type="string" calcext:value-type="string">
            <text:p>dealing fairly and equally with everyone</text:p>
          </table:table-cell>
          <table:table-cell table:number-columns-repeated="3"/>
          <table:table-cell office:value-type="string" calcext:value-type="string">
            <text:p>Fighting for a more equitable distribution of fu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torious</text:p>
          </table:table-cell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inct</text:p>
          </table:table-cell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quisite</text:p>
          </table:table-cell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thargic</text:p>
          </table:table-cell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fening</text:p>
          </table:table-cell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pondent</text:p>
          </table:table-cell>
          <table:table-cell office:value-type="string" calcext:value-type="string">
            <text:p>hopeless</text:p>
          </table:table-cell>
          <table:table-cell table:number-columns-repeated="3"/>
          <table:table-cell office:value-type="string" calcext:value-type="string">
            <text:p>he felt despondent after repeatedly fai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entless</text:p>
          </table:table-cell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</text:p>
          </table:table-cell>
          <table:table-cell table:number-columns-repeated="2"/>
          <table:table-cell office:value-type="string" calcext:value-type="string">
            <text:p>Efforts to appease the angry protesters were unsuccessfu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trified</text:p>
          </table:table-cell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larious</text:p>
          </table:table-cell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vot</text:p>
          </table:table-cell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ar</text:p>
          </table:table-cell>
          <table:table-cell office:value-type="string" calcext:value-type="string">
            <text:p>raise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yfull</text:p>
          </table:table-cell>
          <table:table-cell office:value-type="string" calcext:value-type="string">
            <text:p>jol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date</text:p>
          </table:table-cell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scading effect</text:p>
          </table:table-cell>
          <table:table-cell office:value-type="string" calcext:value-type="string">
            <text:p>a chain of event that where one event impact oth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ulgate</text:p>
          </table:table-cell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angible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dge</text:p>
          </table:table-cell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ple</text:p>
          </table:table-cell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static</text:p>
          </table:table-cell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mber</text:p>
          </table:table-cell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nitive</text:p>
          </table:table-cell>
          <table:table-cell office:value-type="string" calcext:value-type="string">
            <text:p>mental 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pedite </text:p>
          </table:table-cell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erate</text:p>
          </table:table-cell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wilder</text:p>
          </table:table-cell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table:number-columns-repeated="2"/>
          <table:table-cell office:value-type="string" calcext:value-type="string">
            <text:p>He had a bewildered expression on his fa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udent</text:p>
          </table:table-cell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rth</text:p>
          </table:table-cell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atribe</text:p>
          </table:table-cell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guine</text:p>
          </table:table-cell>
          <table:table-cell office:value-type="string" calcext:value-type="string">
            <text:p>confident and hopeful</text:p>
          </table:table-cell>
          <table:table-cell table:number-columns-repeated="3"/>
          <table:table-cell office:value-type="string" calcext:value-type="string">
            <text:p>He is sanguine about the company’s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gubrious</text:p>
          </table:table-cell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oe</text:p>
          </table:table-cell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urgence</text:p>
          </table:table-cell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acea</text:p>
          </table:table-cell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tant</text:p>
          </table:table-cell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athema</text:p>
          </table:table-cell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table:number-columns-repeated="2"/>
          <table:table-cell office:value-type="string" calcext:value-type="string">
            <text:p>Idea that are anathema to me[=idea that I strongly dislik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vade</text:p>
          </table:table-cell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</text:p>
          </table:table-cell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mbrage</text:p>
          </table:table-cell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edate</text:p>
          </table:table-cell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 facto</text:p>
          </table:table-cell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udacious</text:p>
          </table:table-cell>
          <table:table-cell office:value-type="string" calcext:value-type="string">
            <text:p>very bold</text:p>
          </table:table-cell>
          <table:table-cell table:number-columns-repeated="3"/>
          <table:table-cell office:value-type="string" calcext:value-type="string">
            <text:p>She made a audacious decision to quit her jo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tent</text:p>
          </table:table-cell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eak</text:p>
          </table:table-cell>
          <table:table-cell office:value-type="string" calcext:value-type="string">
            <text:p>very strength and unusu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uplicity</text:p>
          </table:table-cell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der</text:p>
          </table:table-cell>
          <table:table-cell office:value-type="string" calcext:value-type="string">
            <text:p>to do or provided what someone wants</text:p>
          </table:table-cell>
          <table:table-cell table:number-columns-repeated="3"/>
          <table:table-cell office:value-type="string" calcext:value-type="string">
            <text:p>The films panders to the popular taste for violence in entertainment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nuate </text:p>
          </table:table-cell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d horse</text:p>
          </table:table-cell>
          <table:table-cell office:value-type="string" calcext:value-type="string">
            <text:p>something that is no longer us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ift</text:p>
          </table:table-cell>
          <table:table-cell office:value-type="string" calcext:value-type="string">
            <text:p><text:s/>a slow and gradual mov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vade</text:p>
          </table:table-cell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teran</text:p>
          </table:table-cell>
          <table:table-cell office:value-type="string" calcext:value-type="string">
            <text:p>person who is lot of experience in a particular field</text:p>
          </table:table-cell>
          <table:table-cell table:number-columns-repeated="3"/>
          <table:table-cell office:value-type="string" calcext:value-type="string">
            <text:p>A veteran politician; a veteran police offic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ndment</text:p>
          </table:table-cell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ienate</text:p>
          </table:table-cell>
          <table:table-cell office:value-type="string" calcext:value-type="string">
            <text:p>to cause to stop being friendly</text:p>
          </table:table-cell>
          <table:table-cell table:number-columns-repeated="3"/>
          <table:table-cell office:value-type="string" calcext:value-type="string">
            <text:p>He alienated most of his colleagues with his bad temp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rogative</text:p>
          </table:table-cell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mantle</text:p>
          </table:table-cell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ptivate</text:p>
          </table:table-cell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ndary</text:p>
          </table:table-cell>
          <table:table-cell office:value-type="string" calcext:value-type="string">
            <text:p>dilem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small religious grou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are</text:p>
          </table:table-cell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digy</text:p>
          </table:table-cell>
          <table:table-cell office:value-type="string" calcext:value-type="string">
            <text:p>child geni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pil</text:p>
          </table:table-cell>
          <table:table-cell office:value-type="string" calcext:value-type="string">
            <text:p>stud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uant</text:p>
          </table:table-cell>
          <table:table-cell office:value-type="string" calcext:value-type="string">
            <text:p>miss school without permi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ce</text:p>
          </table:table-cell>
          <table:table-cell office:value-type="string" calcext:value-type="string">
            <text:p>immoral or wicked behavi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hibit</text:p>
          </table:table-cell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to make no longer necessary</text:p>
          </table:table-cell>
          <table:table-cell office:value-type="string" calcext:value-type="string">
            <text:p>preclude</text:p>
          </table:table-cell>
          <table:table-cell table:number-columns-repeated="2"/>
          <table:table-cell office:value-type="string" calcext:value-type="string">
            <text:p>The new medical treatment obviates the need for surg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ulge</text:p>
          </table:table-cell>
          <table:table-cell office:value-type="string" calcext:value-type="string">
            <text:p>disclose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inger</text:p>
          </table:table-cell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ylum</text:p>
          </table:table-cell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wed</text:p>
          </table:table-cell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verture</text:p>
          </table:table-cell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dus</text:p>
          </table:table-cell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yhem</text:p>
          </table:table-cell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ternal</text:p>
          </table:table-cell>
          <table:table-cell office:value-type="string" calcext:value-type="string">
            <text:p>end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uspicious</text:p>
          </table:table-cell>
          <table:table-cell office:value-type="string" calcext:value-type="string">
            <text:p>promising; favorable</text:p>
          </table:table-cell>
          <table:table-cell table:number-columns-repeated="3"/>
          <table:table-cell office:value-type="string" calcext:value-type="string">
            <text:p>It was an auspicious time to open a new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pple effect</text:p>
          </table:table-cell>
          <table:table-cell office:value-type="string" calcext:value-type="string">
            <text:p>continuing and spreading res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rgency</text:p>
          </table:table-cell>
          <table:table-cell office:value-type="string" calcext:value-type="string">
            <text:p>a usual violent attempt to take control of a government</text:p>
          </table:table-cell>
          <table:table-cell table:number-columns-repeated="3"/>
          <table:table-cell office:value-type="string" calcext:value-type="string">
            <text:p>The insurgency has continued for three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rb</text:p>
          </table:table-cell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adicate</text:p>
          </table:table-cell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morate</text:p>
          </table:table-cell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ve</text:p>
          </table:table-cell>
          <table:table-cell office:value-type="string" calcext:value-type="string">
            <text:p>confid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ritable</text:p>
          </table:table-cell>
          <table:table-cell office:value-type="string" calcext:value-type="string">
            <text:p>true or real</text:p>
          </table:table-cell>
          <table:table-cell table:number-columns-repeated="3"/>
          <table:table-cell office:value-type="string" calcext:value-type="string">
            <text:p>The island is a veritable paradis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netrable</text:p>
          </table:table-cell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plendent</text:p>
          </table:table-cell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dicalism</text:p>
          </table:table-cell>
          <table:table-cell office:value-type="string" calcext:value-type="string">
            <text:p>favor of extreme change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asten</text:p>
          </table:table-cell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</text:p>
          </table:table-cell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mpt</text:p>
          </table:table-cell>
          <table:table-cell office:value-type="string" calcext:value-type="string">
            <text:p>lack of respect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vincible</text:p>
          </table:table-cell>
          <table:table-cell office:value-type="string" calcext:value-type="string">
            <text:p>impossible to def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nevolent</text:p>
          </table:table-cell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rent</text:p>
          </table:table-cell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lence</text:p>
          </table:table-cell>
          <table:table-cell office:value-type="string" calcext:value-type="string">
            <text:p>expression of sympathy when someone is suffe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ugmented</text:p>
          </table:table-cell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eed</text:p>
          </table:table-cell>
          <table:table-cell office:value-type="string" calcext:value-type="string">
            <text:p>in f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ll</text:p>
          </table:table-cell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1" office:value-type="string" calcext:value-type="string">
            <text:p>She needed some time to mull over the job offer before making a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zarre</text:p>
          </table:table-cell>
          <table:table-cell office:value-type="string" calcext:value-type="string">
            <text:p>strange</text:p>
          </table:table-cell>
          <table:table-cell table:number-columns-repeated="3"/>
          <table:table-cell table:style-name="ce21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orama</text:p>
          </table:table-cell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</text:p>
          </table:table-cell>
          <table:table-cell table:number-columns-repeated="2"/>
          <table:table-cell office:value-type="string" calcext:value-type="string">
            <text:p>You can see a panorama of the entire bay from here; the book presents a panorama of immigration in America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vereign</text:p>
          </table:table-cell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herent</text:p>
          </table:table-cell>
          <table:table-cell office:value-type="string" calcext:value-type="string">
            <text:p>unclear</text:p>
          </table:table-cell>
          <table:table-cell table:number-columns-repeated="3"/>
          <table:table-cell office:value-type="string" calcext:value-type="string">
            <text:p>He was very upset and practically incoherent after the accid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terate</text:p>
          </table:table-cell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tide eventually obliterated all evidence of our sand castl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uade</text:p>
          </table:table-cell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size</text:p>
          </table:table-cell>
          <table:table-cell office:value-type="string" calcext:value-type="string">
            <text:p>reduce in number or s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atriate</text:p>
          </table:table-cell>
          <table:table-cell office:value-type="string" calcext:value-type="string">
            <text:p>send back to their own count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olete</text:p>
          </table:table-cell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stinence</text:p>
          </table:table-cell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tinerary</text:p>
          </table:table-cell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eavor</text:p>
          </table:table-cell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sphemy</text:p>
          </table:table-cell>
          <table:table-cell office:value-type="string" calcext:value-type="string">
            <text:p>lack of reverence for go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entious</text:p>
          </table:table-cell>
          <table:table-cell office:value-type="string" calcext:value-type="string">
            <text:p>controversial</text:p>
          </table:table-cell>
          <table:table-cell table:number-columns-repeated="3"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verage</text:p>
          </table:table-cell>
          <table:table-cell office:value-type="string" calcext:value-type="string">
            <text:p>effective use of resource</text:p>
          </table:table-cell>
          <table:table-cell table:number-columns-repeated="3"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ssion</text:p>
          </table:table-cell>
          <table:table-cell office:value-type="string" calcext:value-type="string">
            <text:p>acknowledgment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assination</text:p>
          </table:table-cell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pe out</text:p>
          </table:table-cell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nifest</text:p>
          </table:table-cell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isterous</text:p>
          </table:table-cell>
          <table:table-cell office:value-type="string" calcext:value-type="string">
            <text:p>noisy, energetic, cheerful <text:s/></text:p>
          </table:table-cell>
          <table:table-cell table:number-columns-repeated="3"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nt</text:p>
          </table:table-cell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rb</text:p>
          </table:table-cell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rotesque</text:p>
          </table:table-cell>
          <table:table-cell office:value-type="string" calcext:value-type="string">
            <text:p>extremely different; very strange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versight</text:p>
          </table:table-cell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8"/>
        </table:table-row>
        <table:table-row table:style-name="ro2" table:number-rows-repeated="104793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 style:data-style-name="N2" text:time-value="10:54:51.7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2-08T11:01:02.059000000</dc:date>
    <meta:editing-duration>P5DT21H20M27S</meta:editing-duration>
    <meta:editing-cycles>1737</meta:editing-cycles>
    <meta:generator>LibreOffice/24.8.4.2$Windows_X86_64 LibreOffice_project/bb3cfa12c7b1bf994ecc5649a80400d06cd71002</meta:generator>
    <meta:document-statistic meta:table-count="1" meta:cell-count="1985" meta:object-count="0"/>
  </office:meta>
</office:document-meta>
</file>